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fo:min-height="2.29cm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middle" fo:min-height="2.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style:font-name="Arial1" fo:font-size="15pt" fo:font-weight="bold" style:font-size-asian="15pt" style:font-weight-asian="bold" style:font-size-complex="15pt" style:font-weight-complex="bold"/>
    </style:style>
    <style:style style:name="P4" style:family="paragraph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5" style:family="paragraph">
      <style:text-properties style:font-name="Arial1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6" style:family="paragraph">
      <style:paragraph-properties fo:text-align="end"/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7" style:family="paragraph">
      <style:paragraph-properties fo:text-align="end"/>
      <style:text-properties style:font-name="Arial1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Arial1" fo:font-size="15pt" fo:font-weight="bold" style:font-size-asian="15pt" style:font-weight-asian="bold" style:font-size-complex="15pt" style:font-weight-complex="bold"/>
    </style:style>
    <style:style style:name="T4" style:family="text">
      <style:text-properties style:font-name="Arial1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2.54cm" svg:x="0.635cm" svg:y="1.905cm">
          <text:p text:style-name="P1"><text:span text:style-name="T1">listen</text:span></text:p>
          <text:p text:style-name="P1"><text:span text:style-name="T2">“</text:span><text:span text:style-name="T2">ask age”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334cm" svg:height="1.143cm" svg:x="0.635cm" svg:y="0.635cm">
          <draw:text-box>
            <text:p><text:span text:style-name="T3">Emma</text:span></text:p>
          </draw:text-box>
        </draw:frame>
        <draw:frame draw:style-name="gr2" draw:text-style-name="P3" draw:layer="layout" svg:width="5.334cm" svg:height="1.143cm" svg:x="10.795cm" svg:y="0.635cm">
          <draw:text-box>
            <text:p><text:span text:style-name="T3">Jack</text:span></text:p>
          </draw:text-box>
        </draw:frame>
        <draw:custom-shape draw:style-name="gr1" draw:text-style-name="P2" xml:id="id3" draw:id="id3" draw:layer="layout" svg:width="3.81cm" svg:height="2.54cm" svg:x="5.715cm" svg:y="1.905cm">
          <text:p text:style-name="P1"><text:span text:style-name="T1">listen</text:span></text:p>
          <text:p text:style-name="P1"><text:span text:style-name="T2">“</text:span><text:span text:style-name="T2">tell age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81cm" svg:height="2.54cm" svg:x="0.635cm" svg:y="6.985cm">
          <text:p text:style-name="P1"><text:span text:style-name="T1">reply</text:span></text:p>
          <text:p text:style-name="P1"><text:span text:style-name="T2">return 2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54cm" svg:y1="4.445cm" svg:x2="2.54cm" svg:y2="6.985cm" draw:start-shape="id1" draw:start-glue-point="2" draw:end-shape="id2" draw:end-glue-point="0" svg:d="m2540 4445v2540" svg:viewBox="0 0 1 2541">
          <text:p/>
        </draw:connector>
        <draw:custom-shape draw:style-name="gr1" draw:text-style-name="P2" xml:id="id4" draw:id="id4" draw:layer="layout" svg:width="3.81cm" svg:height="2.54cm" svg:x="5.715cm" svg:y="6.985cm">
          <text:p text:style-name="P1"><text:span text:style-name="T1">run</text:span><text:span text:style-name="T2"><text:line-break/></text:span><text:span text:style-name="T2">output 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62cm" svg:y1="4.445cm" svg:x2="7.62cm" svg:y2="6.985cm" draw:start-shape="id3" draw:start-glue-point="2" draw:end-shape="id4" draw:end-glue-point="4" svg:d="m7620 4445v2540" svg:viewBox="0 0 1 2541">
          <text:p/>
        </draw:connector>
        <draw:custom-shape draw:style-name="gr1" draw:text-style-name="P2" draw:layer="layout" svg:width="3.81cm" svg:height="2.54cm" svg:x="10.795cm" svg:y="1.905cm">
          <text:p text:style-name="P1"><text:span text:style-name="T1">tell</text:span></text:p>
          <text:p text:style-name="P1"><text:span text:style-name="T2">“</text:span><text:span text:style-name="T2">tell age”, 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81cm" svg:height="2.54cm" svg:x="15.869cm" svg:y="1.905cm">
          <text:p text:style-name="P1"><text:span text:style-name="T1">ask</text:span></text:p>
          <text:p text:style-name="P1"><text:span text:style-name="T2">“</text:span><text:span text:style-name="T2">ask age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81cm" svg:height="2.54cm" svg:x="15.875cm" svg:y="6.985cm">
          <text:p text:style-name="P1"><text:span text:style-name="T1">run</text:span><text:span text:style-name="T2"><text:line-break/></text:span><text:span text:style-name="T2">output 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774cm" svg:y1="4.445cm" svg:x2="17.78cm" svg:y2="6.985cm" draw:start-shape="id5" draw:start-glue-point="2" draw:end-shape="id6" draw:end-glue-point="4" svg:d="m17774 4445v1270h6v1270" svg:viewBox="0 0 7 2541">
          <text:p/>
        </draw:connector>
        <draw:frame draw:style-name="gr4" draw:text-style-name="P5" draw:layer="layout" svg:width="3.175cm" svg:height="2.54cm" svg:x="2.54cm" svg:y="4.445cm">
          <draw:text-box>
            <text:p text:style-name="P4"><text:span text:style-name="T4">wait for a </text:span></text:p>
            <text:p text:style-name="P4"><text:span text:style-name="T4">message</text:span></text:p>
          </draw:text-box>
        </draw:frame>
        <draw:frame draw:style-name="gr4" draw:text-style-name="P5" draw:layer="layout" svg:width="3.175cm" svg:height="2.54cm" svg:x="7.62cm" svg:y="4.445cm">
          <draw:text-box>
            <text:p text:style-name="P4"><text:span text:style-name="T4">wait for a</text:span></text:p>
            <text:p text:style-name="P4"><text:span text:style-name="T4">message</text:span></text:p>
          </draw:text-box>
        </draw:frame>
        <draw:frame draw:style-name="gr5" draw:text-style-name="P7" draw:layer="layout" svg:width="3.175cm" svg:height="2.54cm" svg:x="14.605cm" svg:y="4.445cm">
          <draw:text-box>
            <text:p text:style-name="P6"><text:span text:style-name="T4">wait for a </text:span></text:p>
            <text:p text:style-name="P6"><text:span text:style-name="T4">mess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0.3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 Jong</meta:initial-creator>
    <meta:creation-date>2014-01-02T11:32:01.148029654</meta:creation-date>
    <dc:date>2014-01-02T11:58:34.327016537</dc:date>
    <dc:creator>Jos Jong</dc:creator>
    <meta:editing-duration>PT1M28S</meta:editing-duration>
    <meta:editing-cycles>4</meta:editing-cycles>
    <meta:generator>LibreOffice/4.1.3.2$Linux_X86_64 LibreOffice_project/410m0$Build-2</meta:generator>
    <meta:document-statistic meta:object-count="15"/>
  </office:meta>
</office:document-meta>
</file>